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Manage Multi Cont.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Home Work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Starts Multiple Containers at same time</text:p>
              </text:list-item>
              <text:list-item>
                <text:p text:style-name="P4">Docs.docker.com and <text:span text:style-name="T2">–-help</text:span> are your friends</text:p>
              </text:list-item>
              <text:list-item>
                <text:p text:style-name="P4">Run a <text:span text:style-name="T2">nginx, mysql and httpd</text:span> (apache) Server</text:p>
              </text:list-item>
              <text:list-item>
                <text:p text:style-name="P4">Run all of them <text:span text:style-name="T2">-–detach &amp; name</text:span> them</text:p>
              </text:list-item>
              <text:list-item>
                <text:p text:style-name="P4">Nginx should listen on <text:span text:style-name="T2">80:80</text:span>, httpd on <text:span text:style-name="T2">8080:80</text:span>, mysql on <text:span text:style-name="T2">3306:3306</text:span>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Home Work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When running mysql, use the –-env option to pass in MYSQL_RANDOM_ROOT_PASSWORD=yes</text:p>
              </text:list-item>
              <text:list-item>
                <text:p text:style-name="P4">Use <text:span text:style-name="T2">docker container logs</text:span> on mysql to find the random password it created on startUp</text:p>
              </text:list-item>
              <text:list-item>
                <text:p text:style-name="P4">Clean it all up with <text:span text:style-name="T2">docker conatiner stop and docker container rm</text:span> 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Home Work</text:p>
          </draw:text-box>
        </draw:frame>
        <draw:frame presentation:style-name="pr7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4">Use <text:span text:style-name="T2">docker container ls </text:span>to ensure everything is coreect before and after cleanup 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22:14:29.967669378</dc:date>
    <meta:editing-duration>PT3H36M32S</meta:editing-duration>
    <meta:editing-cycles>8</meta:editing-cycles>
    <meta:generator>LibreOffice/5.1.6.2$Linux_X86_64 LibreOffice_project/10m0$Build-2</meta:generator>
    <meta:document-statistic meta:object-count="57"/>
  </office:meta>
</office:document-meta>
</file>